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0515b" officeooo:paragraph-rsid="0000515b"/>
    </style:style>
    <style:style style:name="P2" style:family="paragraph" style:parent-style-name="Standard">
      <style:text-properties officeooo:paragraph-rsid="0000515b"/>
    </style:style>
    <style:style style:name="P3" style:family="paragraph" style:parent-style-name="Standard">
      <style:text-properties fo:font-weight="bold" officeooo:rsid="0000515b" officeooo:paragraph-rsid="0000515b" style:font-weight-asian="bold" style:font-weight-complex="bold"/>
    </style:style>
    <style:style style:name="P4" style:family="paragraph" style:parent-style-name="Standard">
      <style:text-properties fo:font-weight="bold" officeooo:rsid="00015ff2" officeooo:paragraph-rsid="00015ff2" style:font-weight-asian="bold" style:font-weight-complex="bold"/>
    </style:style>
    <style:style style:name="P5" style:family="paragraph" style:parent-style-name="Standard">
      <style:text-properties officeooo:rsid="00015ff2" officeooo:paragraph-rsid="00015f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515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3</text:p>
      <text:p text:style-name="P1">To perform the following assignments, refer to the tables in the JustLee Books </text:p>
      <text:p text:style-name="P1">database.</text:p>
      <text:p text:style-name="P1">1.Create a view that lists the name and phone number of the contact person at each </text:p>
      <text:p text:style-name="P1">publisher. Don’t include the publisher’s ID in the view. Name the view CONTACT. </text:p>
      <text:p text:style-name="P3">CREATE VIEW CONTACT</text:p>
      <text:p text:style-name="P3">AS SELECT name, phone FROM publisher</text:p>
      <text:p text:style-name="P1">2.Change the CONTACT view so that no users can accidentally perform DML operations on </text:p>
      <text:p text:style-name="P1">the view.</text:p>
      <text:p text:style-name="P3">CREATE OR REPLACE VIEW CONTACT AS SELECT name, phone FROM publisher</text:p>
      <text:p text:style-name="P3">WITH READ ONLY</text:p>
      <text:p text:style-name="P1">3.Create a view called HOMEWORK13 that includes the columns named Col1 and Col2 </text:p>
      <text:p text:style-name="P1">from the FIRSTATTEMPT table. Make sure the view is created even if the FIRSTATTEMPT </text:p>
      <text:p text:style-name="P1">table doesn’t exist.</text:p>
      <text:p text:style-name="P3">CREATE FORCE VIEW HOMEWORK13 </text:p>
      <text:p text:style-name="P3">AS SELECT Col1, Col2 FROM FIRSTATTEMPT</text:p>
      <text:p text:style-name="P1">4.Attempt to view the structure of the HOMEWORK13 view.</text:p>
      <text:p text:style-name="P3">DESC HOMEWORK13</text:p>
      <text:p text:style-name="P1">5.Create a view that lists the ISBN and title for each book in inventory along with the </text:p>
      <text:p text:style-name="P1">name and phone number of the person to contact if the book needs to be reordered. Name the view REORDERINFO.</text:p>
      <text:p text:style-name="P3">CREATE VIEW REORDERINFO</text:p>
      <text:p text:style-name="P3">AS SELECT isbn, name, contact, phone</text:p>
      <text:p text:style-name="P1">6.Try to change the name of a contact person in the REORDERINFO view to your name. </text:p>
      <text:p text:style-name="P1">Was an error message displayed when performing this step? If so, what was the cause of the error message?</text:p>
      <text:p text:style-name="P3">UPDATE REORDERINFO</text:p>
      <text:p text:style-name="P3">SET contact = ‘Ben Diegel’</text:p>
      <text:p text:style-name="P3">WHERE contact = ‘Renee Smith’</text:p>
      <text:p text:style-name="P3"/>
      <text:p text:style-name="P3">Did not work because the primary key for the table is not in the view. </text:p>
      <text:p text:style-name="P1">7.SelectoneofthebooksintheREORDERINFOviewandtrytochangeitsISBN.Wasanerror </text:p>
      <text:p text:style-name="P1">message displayed when performing this step? If so, what was the cause of the error </text:p>
      <text:p text:style-name="P1">message?</text:p>
      <text:p text:style-name="P3">UPDATE REORDERINFO</text:p>
      <text:p text:style-name="P2"><text:span text:style-name="T2">SET isbn = ‘</text:span><text:bookmark text:name="th_3"/><text:span text:style-name="T2">9876543210’</text:span></text:p>
      <text:p text:style-name="P5"><text:span text:style-name="T2">W</text:span><text:span text:style-name="T1">HERE title = ‘SHORTEST POEMS’</text:span></text:p>
      <text:p text:style-name="P5"><text:span text:style-name="T1"/></text:p>
      <text:p text:style-name="P5"><text:span text:style-name="T1">Did not work because it violats foreign key constarints</text:span></text:p>
      <text:p text:style-name="P1">8.DeletetherecordintheREORDERINFOviewcontainingyourname.(Ifyouweren’tableto </text:p>
      <text:p text:style-name="P1">perform #6 successfully, delete one of the contacts</text:p>
      <text:p text:style-name="P1">already listed in the table.) Was an error message displayed when performing this step? If so, what was the cause of the error message?</text:p>
      <text:p text:style-name="P4">DELETE FROM REORDERINFO</text:p>
      <text:p text:style-name="P4">WHERE contact = ‘Renee Smith’</text:p>
      <text:p text:style-name="P4"/>
      <text:p text:style-name="P4">Did not work because again it violats FK constraints</text:p>
      <text:p text:style-name="P1"/>
      <text:p text:style-name="P1"/>
      <text:p text:style-name="P1"><text:soft-page-break/>9.Issue a rollback command to undo any changes made with the preceding DML </text:p>
      <text:p text:style-name="P1">operations. </text:p>
      <text:p text:style-name="P4">ROLLBACK</text:p>
      <text:p text:style-name="P1">10.Delete the REORDERINFO view.</text:p>
      <text:p text:style-name="P4">DROP VIEW REORDERINF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0:08:22.692925671</meta:creation-date>
    <dc:date>2018-04-21T20:23:12.791567379</dc:date>
    <meta:editing-duration>PT13S</meta:editing-duration>
    <meta:editing-cycles>1</meta:editing-cycles>
    <meta:document-statistic meta:table-count="0" meta:image-count="0" meta:object-count="0" meta:page-count="2" meta:paragraph-count="46" meta:word-count="352" meta:character-count="2201" meta:non-whitespace-character-count="1880"/>
    <meta:generator>LibreOffice/5.1.6.2$Linux_X86_64 LibreOffice_project/10m0$Build-2</meta:generator>
  </office:meta>
</office:document-meta>
</file>